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292929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198in"/>
      <style:text-properties fo:color="#0f4a85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rsid="0017f549" officeooo:paragraph-rsid="0017f549"/>
    </style:style>
    <style:style style:name="P5" style:family="paragraph" style:parent-style-name="Standard">
      <style:text-properties officeooo:rsid="001aaa66" officeooo:paragraph-rsid="001aaa66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T1" style:family="text">
      <style:text-properties fo:color="#0f4a85" loext:opacity="100%"/>
    </style:style>
    <style:style style:name="T2" style:family="text">
      <style:text-properties fo:color="#185e73" loext:opacity="100%"/>
    </style:style>
    <style:style style:name="T3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space</text:span> <text:span text:style-name="T2">App\Http\Controllers\Api</text:span>;</text:p>
      <text:p text:style-name="P1"><text:span text:style-name="T3">&lt;&lt;&lt;&lt;</text:span><text:span text:style-name="T1">&lt;&lt;&lt; </text:span><text:span text:style-name="T3">HEAD</text:span></text:p>
      <text:p text:style-name="P2">use App\Http\Controllers\Controller;</text:p>
      <text:p text:style-name="P2">//use Illuminate\Http\Request;</text:p>
      <text:p text:style-name="P2">use App\Models\Cast;</text:p>
      <text:p text:style-name="P2">=======</text:p>
      <text:p text:style-name="P2">&gt;&gt;&gt;&gt;&gt;&gt;&gt; edbaa7874519e7d5dfbffb2f7ccecae22511b1e4</text:p>
      <text:p text:style-name="P3"/>
      <text:p text:style-name="P2">use App\Http\Controllers\Controller;</text:p>
      <text:p text:style-name="P2">use Illuminate\Http\Request;</text:p>
      <text:p text:style-name="P2">use App\Models\Cast;</text:p>
      <text:p text:style-name="Standard"><text:a xlink:type="simple" xlink:href="https://app.clockify.me/tracker" text:style-name="Internet_20_link" text:visited-style-name="Visited_20_Internet_20_Link">https://app.clockify.me/tracker</text:a></text:p>
      <text:p text:style-name="Standard"><text:a xlink:type="simple" xlink:href="https://app.clockify.me/tracker" text:style-name="Internet_20_link" text:visited-style-name="Visited_20_Internet_20_Link"/></text:p>
      <text:p text:style-name="P4">clockify link</text:p>
      <text:p text:style-name="P4"/>
      <text:p text:style-name="P5">rimsha12345Aa@#</text:p>
      <text:p text:style-name="P5">rimsha12345Aa@#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7:23:39.622160145</meta:creation-date>
    <meta:editing-duration>PT3H23M52S</meta:editing-duration>
    <meta:editing-cycles>3</meta:editing-cycles>
    <meta:generator>LibreOffice/7.3.7.2$Linux_X86_64 LibreOffice_project/30$Build-2</meta:generator>
    <dc:date>2024-03-03T20:43:48.852322402</dc:date>
    <meta:document-statistic meta:table-count="0" meta:image-count="0" meta:object-count="0" meta:page-count="1" meta:paragraph-count="14" meta:word-count="24" meta:character-count="346" meta:non-whitespace-character-count="336"/>
  </office:meta>
</office:document-meta>
</file>